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5fbf" style:font-name="Courier New" fo:font-size="10pt" style:font-name-asian="Courier New" style:font-size-asian="10pt" style:font-name-complex="Courier New" style:font-size-complex="5.69999980926514pt"/>
    </style:style>
    <style:style style:name="T5"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2"/>
        <table:table-column table:style-name="co13" table:default-cell-style-name="ce53"/>
        <table:table-row table:style-name="ro3" table:number-rows-repeated="4">
          <table:table-cell/>
          <table:table-cell table:style-name="Default" table:number-columns-repeated="2"/>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row>
        <table:table-row table:style-name="ro3">
          <table:table-cell office:value-type="string">
            <text:p>Primitives</text:p>
          </table:table-cell>
          <table:table-cell table:style-name="Default" table:number-columns-repeated="2"/>
        </table:table-row>
        <table:table-row table:style-name="ro3">
          <table:table-cell/>
          <table:table-cell office:value-type="string">
            <text:p>AccessNetworkProtocolId</text:p>
          </table:table-cell>
          <table:table-cell office:value-type="string">
            <text:p>ENUMERATED</text:p>
          </table:table-cell>
        </table:table-row>
        <table:table-row table:style-name="ro3">
          <table:table-cell/>
          <table:table-cell office:value-type="string">
            <text:p>AccessNetworkSignalInfo</text:p>
          </table:table-cell>
          <table:table-cell office:value-type="string">
            <text:p>SEQUENCE</text:p>
          </table:table-cell>
        </table:table-row>
        <table:table-row table:style-name="ro3">
          <table:table-cell/>
          <table:table-cell office:value-type="string">
            <text:p>AdditionalNumberType</text:p>
          </table:table-cell>
          <table:table-cell office:value-type="string">
            <text:p>ENUMERATED</text:p>
          </table:table-cell>
        </table:table-row>
        <table:table-row table:style-name="ro3">
          <table:table-cell/>
          <table:table-cell office:value-type="string">
            <text:p>AddressNature</text:p>
          </table:table-cell>
          <table:table-cell office:value-type="string">
            <text:p>ENUMERATED</text:p>
          </table:table-cell>
        </table:table-row>
        <table:table-row table:style-name="ro3">
          <table:table-cell/>
          <table:table-cell office:value-type="string">
            <text:p>AddressString</text:p>
          </table:table-cell>
          <table:table-cell office:value-type="string">
            <text:p>OCTET STRING</text:p>
          </table:table-cell>
        </table:table-row>
        <table:table-row table:style-name="ro3">
          <table:table-cell/>
          <table:table-cell office:value-type="string">
            <text:p>AlertingCategory</text:p>
          </table:table-cell>
          <table:table-cell office:value-type="string">
            <text:p>ENUMERATED</text:p>
          </table:table-cell>
        </table:table-row>
        <table:table-row table:style-name="ro3">
          <table:table-cell/>
          <table:table-cell office:value-type="string">
            <text:p>AlertingLevel</text:p>
          </table:table-cell>
          <table:table-cell office:value-type="string">
            <text:p>ENUMERATED</text:p>
          </table:table-cell>
        </table:table-row>
        <table:table-row table:style-name="ro3">
          <table:table-cell/>
          <table:table-cell office:value-type="string">
            <text:p>AlertingPattern</text:p>
          </table:table-cell>
          <table:table-cell office:value-type="string">
            <text:p>OCTET STRING</text:p>
          </table:table-cell>
        </table:table-row>
        <table:table-row table:style-name="ro2">
          <table:table-cell/>
          <table:table-cell office:value-type="string">
            <text:p>ASCICallReference</text:p>
          </table:table-cell>
          <table:table-cell table:style-name="ce54" office:value-type="string">
            <text:p><text:span text:style-name="T4">TBCD</text:span><text:span text:style-name="T5">-</text:span><text:span text:style-name="T4">STRING</text:span></text:p>
          </table:table-cell>
        </table:table-row>
        <table:table-row table:style-name="ro3">
          <table:table-cell/>
          <table:table-cell office:value-type="string">
            <text:p>CellGlobalIdOrServiceAreaIdFixedLength</text:p>
          </table:table-cell>
          <table:table-cell office:value-type="string">
            <text:p>OCTET STRING</text:p>
          </table:table-cell>
        </table:table-row>
        <table:table-row table:style-name="ro3">
          <table:table-cell/>
          <table:table-cell office:value-type="string">
            <text:p>CellGlobalIdOrServiceAreaIdOrLAI</text:p>
          </table:table-cell>
          <table:table-cell office:value-type="string">
            <text:p>CHOICE</text:p>
          </table:table-cell>
        </table:table-row>
        <table:table-row table:style-name="ro3">
          <table:table-cell/>
          <table:table-cell office:value-type="string">
            <text:p>DiameterIdentity</text:p>
          </table:table-cell>
          <table:table-cell office:value-type="string">
            <text:p>OCTET STRING</text:p>
          </table:table-cell>
        </table:table-row>
        <table:table-row table:style-name="ro3">
          <table:table-cell/>
          <table:table-cell office:value-type="string">
            <text:p>EMLPPPriority</text:p>
          </table:table-cell>
          <table:table-cell table:style-name="ce51" office:value-type="string">
            <text:p>INTEGER = enum</text:p>
          </table:table-cell>
        </table:table-row>
        <table:table-row table:style-name="ro3">
          <table:table-cell/>
          <table:table-cell office:value-type="string">
            <text:p>ExternalSignalInfo</text:p>
          </table:table-cell>
          <table:table-cell office:value-type="string">
            <text:p>SEQUENCE</text:p>
          </table:table-cell>
        </table:table-row>
        <table:table-row table:style-name="ro3">
          <table:table-cell/>
          <table:table-cell office:value-type="string">
            <text:p>ExtExternalSignalInfo</text:p>
          </table:table-cell>
          <table:table-cell office:value-type="string">
            <text:p>SEQUENCE</text:p>
          </table:table-cell>
        </table:table-row>
        <table:table-row table:style-name="ro3">
          <table:table-cell/>
          <table:table-cell office:value-type="string">
            <text:p>ExtProtocolId</text:p>
          </table:table-cell>
          <table:table-cell office:value-type="string">
            <text:p>ENUMERATED</text:p>
          </table:table-cell>
        </table:table-row>
        <table:table-row table:style-name="ro3">
          <table:table-cell/>
          <table:table-cell office:value-type="string">
            <text:p>FTNAddressString</text:p>
          </table:table-cell>
          <table:table-cell office:value-type="string">
            <text:p>AddressString</text:p>
          </table:table-cell>
        </table:table-row>
        <table:table-row table:style-name="ro3">
          <table:table-cell/>
          <table:table-cell office:value-type="string">
            <text:p>GlobalCellId</text:p>
          </table:table-cell>
          <table:table-cell office:value-type="string">
            <text:p>OCTET STRING</text:p>
          </table:table-cell>
        </table:table-row>
        <table:table-row table:style-name="ro3">
          <table:table-cell/>
          <table:table-cell office:value-type="string">
            <text:p>GSNAddress</text:p>
          </table:table-cell>
          <table:table-cell office:value-type="string">
            <text:p>OCTET STRING</text:p>
          </table:table-cell>
        </table:table-row>
        <table:table-row table:style-name="ro2">
          <table:table-cell/>
          <table:table-cell office:value-type="string">
            <text:p>IMEI</text:p>
          </table:table-cell>
          <table:table-cell table:style-name="ce54" office:value-type="string">
            <text:p><text:span text:style-name="T4">TBCD</text:span><text:span text:style-name="T5">-</text:span><text:span text:style-name="T4">STRING</text:span></text:p>
          </table:table-cell>
        </table:table-row>
        <table:table-row table:style-name="ro2">
          <table:table-cell/>
          <table:table-cell office:value-type="string">
            <text:p>IMSI</text:p>
          </table:table-cell>
          <table:table-cell table:style-name="ce54" office:value-type="string">
            <text:p><text:span text:style-name="T4">TBCD</text:span><text:span text:style-name="T5">-</text:span><text:span text:style-name="T4">STRING</text:span></text:p>
          </table:table-cell>
        </table:table-row>
        <table:table-row table:style-name="ro3">
          <table:table-cell/>
          <table:table-cell office:value-type="string">
            <text:p>ISDNAddressString</text:p>
          </table:table-cell>
          <table:table-cell office:value-type="string">
            <text:p>AddressString</text:p>
          </table:table-cell>
        </table:table-row>
        <table:table-row table:style-name="ro3">
          <table:table-cell/>
          <table:table-cell office:value-type="string">
            <text:p>ISDNSubaddressString</text:p>
          </table:table-cell>
          <table:table-cell office:value-type="string">
            <text:p>OCTET STRING</text:p>
          </table:table-cell>
        </table:table-row>
        <table:table-row table:style-name="ro3">
          <table:table-cell/>
          <table:table-cell office:value-type="string">
            <text:p>LAIFixedLength</text:p>
          </table:table-cell>
          <table:table-cell office:value-type="string">
            <text:p>OCTET STRING</text:p>
          </table:table-cell>
        </table:table-row>
        <table:table-row table:style-name="ro3">
          <table:table-cell/>
          <table:table-cell office:value-type="string">
            <text:p>LMSI</text:p>
          </table:table-cell>
          <table:table-cell office:value-type="string">
            <text:p>OCTET STRING</text:p>
          </table:table-cell>
        </table:table-row>
        <table:table-row table:style-name="ro3">
          <table:table-cell/>
          <table:table-cell office:value-type="string">
            <text:p>MAPExtensionContainer</text:p>
          </table:table-cell>
          <table:table-cell office:value-type="string">
            <text:p>SEQUENCE</text:p>
          </table:table-cell>
        </table:table-row>
        <table:table-row table:style-name="ro3">
          <table:table-cell/>
          <table:table-cell office:value-type="string">
            <text:p>MAPPrivateExtension</text:p>
          </table:table-cell>
          <table:table-cell table:style-name="Default" office:value-type="string">
            <text:p>special</text:p>
          </table:table-cell>
        </table:table-row>
        <table:table-row table:style-name="ro3">
          <table:table-cell/>
          <table:table-cell office:value-type="string">
            <text:p>NAEACIC</text:p>
          </table:table-cell>
          <table:table-cell office:value-type="string">
            <text:p>OCTET STRING</text:p>
          </table:table-cell>
        </table:table-row>
        <table:table-row table:style-name="ro3">
          <table:table-cell/>
          <table:table-cell office:value-type="string">
            <text:p>NAEAPreferredCI</text:p>
          </table:table-cell>
          <table:table-cell office:value-type="string">
            <text:p>SEQUENCE</text:p>
          </table:table-cell>
        </table:table-row>
        <table:table-row table:style-name="ro3">
          <table:table-cell/>
          <table:table-cell office:value-type="string">
            <text:p>NetworkResource</text:p>
          </table:table-cell>
          <table:table-cell office:value-type="string">
            <text:p>ENUMERATED</text:p>
          </table:table-cell>
        </table:table-row>
        <table:table-row table:style-name="ro3">
          <table:table-cell/>
          <table:table-cell office:value-type="string">
            <text:p>NumberingPlan</text:p>
          </table:table-cell>
          <table:table-cell office:value-type="string">
            <text:p>ENUMERATED</text:p>
          </table:table-cell>
        </table:table-row>
        <table:table-row table:style-name="ro3">
          <table:table-cell/>
          <table:table-cell office:value-type="string">
            <text:p>PlmnId</text:p>
          </table:table-cell>
          <table:table-cell office:value-type="string">
            <text:p>OCTET STRING</text:p>
          </table:table-cell>
        </table:table-row>
        <table:table-row table:style-name="ro3">
          <table:table-cell/>
          <table:table-cell office:value-type="string">
            <text:p>ProtocolId</text:p>
          </table:table-cell>
          <table:table-cell office:value-type="string">
            <text:p>ENUMERATED</text:p>
          </table:table-cell>
        </table:table-row>
        <table:table-row table:style-name="ro3">
          <table:table-cell/>
          <table:table-cell office:value-type="string">
            <text:p>SignalInfo</text:p>
          </table:table-cell>
          <table:table-cell office:value-type="string">
            <text:p>OCTET STRING</text:p>
          </table:table-cell>
        </table:table-row>
        <table:table-row table:style-name="ro3">
          <table:table-cell/>
          <table:table-cell office:value-type="string">
            <text:p>SubscriberIdentity</text:p>
          </table:table-cell>
          <table:table-cell office:value-type="string">
            <text:p>CHOICE</text:p>
          </table:table-cell>
        </table:table-row>
        <table:table-row table:style-name="ro3">
          <table:table-cell/>
          <table:table-cell office:value-type="string">
            <text:p>Time</text:p>
          </table:table-cell>
          <table:table-cell office:value-type="string">
            <text:p>OCTET STRING</text:p>
          </table:table-cell>
        </table:table-row>
        <table:table-row table:style-name="ro3">
          <table:table-cell/>
          <table:table-cell office:value-type="string">
            <text:p>TMSI</text:p>
          </table:table-cell>
          <table:table-cell office:value-type="string">
            <text:p>OCTET STRING</text:p>
          </table:table-cell>
        </table:table-row>
        <table:table-row table:style-name="ro3">
          <table:table-cell/>
          <table:table-cell office:value-type="string">
            <text:p>USSDString</text:p>
          </table:table-cell>
          <table:table-cell office:value-type="string">
            <text:p>OCTET STRING</text:p>
          </table:table-cell>
        </table:table-row>
        <table:table-row table:style-name="ro3">
          <table:table-cell/>
          <table:table-cell table:style-name="Default" table:number-columns-repeated="2"/>
        </table:table-row>
        <table:table-row table:style-name="ro3">
          <table:table-cell table:style-name="ce51" office:value-type="string">
            <text:p>Mobility Services</text:p>
          </table:table-cell>
          <table:table-cell table:style-name="Default" table:number-columns-repeated="2"/>
        </table:table-row>
        <table:table-row table:style-name="ro3">
          <table:table-cell table:style-name="ce51" office:value-type="string">
            <text:p>Location management services</text:p>
          </table:table-cell>
          <table:table-cell table:style-name="Default" table:number-columns-repeated="2"/>
        </table:table-row>
        <table:table-row table:style-name="ro3">
          <table:table-cell/>
          <table:table-cell office:value-type="string">
            <text:p>ADDInfo</text:p>
          </table:table-cell>
          <table:table-cell office:value-type="string">
            <text:p>SEQUENCE</text:p>
          </table:table-cell>
        </table:table-row>
        <table:table-row table:style-name="ro3">
          <table:table-cell/>
          <table:table-cell office:value-type="string">
            <text:p>AgeIndicator</text:p>
          </table:table-cell>
          <table:table-cell office:value-type="string">
            <text:p>OCTET STRING</text:p>
          </table:table-cell>
        </table:table-row>
        <table:table-row table:style-name="ro3">
          <table:table-cell/>
          <table:table-cell office:value-type="string">
            <text:p>CancellationType</text:p>
          </table:table-cell>
          <table:table-cell office:value-type="string">
            <text:p>ENUMERATED</text:p>
          </table:table-cell>
        </table:table-row>
        <table:table-row table:style-name="ro3">
          <table:table-cell/>
          <table:table-cell office:value-type="string">
            <text:p>EPSInfo</text:p>
          </table:table-cell>
          <table:table-cell office:value-type="string">
            <text:p>CHOICE</text:p>
          </table:table-cell>
        </table:table-row>
        <table:table-row table:style-name="ro3">
          <table:table-cell/>
          <table:table-cell office:value-type="string">
            <text:p>IMSIWithLMSI</text:p>
          </table:table-cell>
          <table:table-cell office:value-type="string">
            <text:p>SEQUENCE</text:p>
          </table:table-cell>
        </table:table-row>
        <table:table-row table:style-name="ro3">
          <table:table-cell/>
          <table:table-cell office:value-type="string">
            <text:p>ISRInformation</text:p>
          </table:table-cell>
          <table:table-cell office:value-type="string">
            <text:p>BIT STRING</text:p>
          </table:table-cell>
        </table:table-row>
        <table:table-row table:style-name="ro3">
          <table:table-cell/>
          <table:table-cell office:value-type="string">
            <text:p>ISTSupportIndicator</text:p>
          </table:table-cell>
          <table:table-cell office:value-type="string">
            <text:p>ENUMERATED</text:p>
          </table:table-cell>
        </table:table-row>
        <table:table-row table:style-name="ro3">
          <table:table-cell/>
          <table:table-cell office:value-type="string">
            <text:p>LAC</text:p>
          </table:table-cell>
          <table:table-cell office:value-type="string">
            <text:p>OCTET STRING</text:p>
          </table:table-cell>
        </table:table-row>
        <table:table-row table:style-name="ro3">
          <table:table-cell/>
          <table:table-cell office:value-type="string">
            <text:p>LocationArea</text:p>
          </table:table-cell>
          <table:table-cell office:value-type="string">
            <text:p>CHOICE</text:p>
          </table:table-cell>
        </table:table-row>
        <table:table-row table:style-name="ro3">
          <table:table-cell/>
          <table:table-cell office:value-type="string">
            <text:p>PagingArea</text:p>
          </table:table-cell>
          <table:table-cell office:value-type="string">
            <text:p>SEQUENCE</text:p>
          </table:table-cell>
        </table:table-row>
        <table:table-row table:style-name="ro3">
          <table:table-cell/>
          <table:table-cell office:value-type="string">
            <text:p>PDNGWUpdate</text:p>
          </table:table-cell>
          <table:table-cell office:value-type="string">
            <text:p>SEQUENCE</text:p>
          </table:table-cell>
        </table:table-row>
        <table:table-row table:style-name="ro3">
          <table:table-cell/>
          <table:table-cell office:value-type="string">
            <text:p>SGSNCapability</text:p>
          </table:table-cell>
          <table:table-cell office:value-type="string">
            <text:p>SEQUENCE</text:p>
          </table:table-cell>
        </table:table-row>
        <table:table-row table:style-name="ro3">
          <table:table-cell/>
          <table:table-cell office:value-type="string">
            <text:p>SuperChargerInfo</text:p>
          </table:table-cell>
          <table:table-cell office:value-type="string">
            <text:p>CHOICE</text:p>
          </table:table-cell>
        </table:table-row>
        <table:table-row table:style-name="ro3">
          <table:table-cell/>
          <table:table-cell office:value-type="string">
            <text:p>SupportedFeatures</text:p>
          </table:table-cell>
          <table:table-cell office:value-type="string">
            <text:p>BIT STRING</text:p>
          </table:table-cell>
        </table:table-row>
        <table:table-row table:style-name="ro3">
          <table:table-cell/>
          <table:table-cell office:value-type="string">
            <text:p>SupportedLCSCapabilitySets</text:p>
          </table:table-cell>
          <table:table-cell office:value-type="string">
            <text:p>BIT STRING</text:p>
          </table:table-cell>
        </table:table-row>
        <table:table-row table:style-name="ro3">
          <table:table-cell/>
          <table:table-cell office:value-type="string">
            <text:p>SupportedRATTypes</text:p>
          </table:table-cell>
          <table:table-cell office:value-type="string">
            <text:p>BIT STRING</text:p>
          </table:table-cell>
        </table:table-row>
        <table:table-row table:style-name="ro3">
          <table:table-cell/>
          <table:table-cell office:value-type="string">
            <text:p>TypeOfUpdate</text:p>
          </table:table-cell>
          <table:table-cell office:value-type="string">
            <text:p>ENUMERATED</text:p>
          </table:table-cell>
        </table:table-row>
        <table:table-row table:style-name="ro3">
          <table:table-cell/>
          <table:table-cell office:value-type="string">
            <text:p>UESRVCCCapability</text:p>
          </table:table-cell>
          <table:table-cell office:value-type="string">
            <text:p>ENUMERATED</text:p>
          </table:table-cell>
        </table:table-row>
        <table:table-row table:style-name="ro3">
          <table:table-cell/>
          <table:table-cell office:value-type="string">
            <text:p>UsedRATType</text:p>
          </table:table-cell>
          <table:table-cell office:value-type="string">
            <text:p>ENUMERATED</text:p>
          </table:table-cell>
        </table:table-row>
        <table:table-row table:style-name="ro3">
          <table:table-cell/>
          <table:table-cell office:value-type="string">
            <text:p>VLRCapability</text:p>
          </table:table-cell>
          <table:table-cell office:value-type="string">
            <text:p>SEQUENCE</text:p>
          </table:table-cell>
        </table:table-row>
        <table:table-row table:style-name="ro3">
          <table:table-cell/>
          <table:table-cell table:style-name="Default" table:number-columns-repeated="2"/>
        </table:table-row>
        <table:table-row table:style-name="ro3">
          <table:table-cell table:style-name="ce51" office:value-type="string">
            <text:p>Handover services</text:p>
          </table:table-cell>
          <table:table-cell/>
          <table:table-cell table:style-name="Default"/>
        </table:table-row>
        <table:table-row table:style-name="ro3">
          <table:table-cell/>
          <table:table-cell office:value-type="string">
            <text:p>AllowedGSMAlgorithms</text:p>
          </table:table-cell>
          <table:table-cell office:value-type="string">
            <text:p>OCTET STRING</text:p>
          </table:table-cell>
        </table:table-row>
        <table:table-row table:style-name="ro3">
          <table:table-cell/>
          <table:table-cell office:value-type="string">
            <text:p>AllowedUMTSAlgorithms</text:p>
          </table:table-cell>
          <table:table-cell office:value-type="string">
            <text:p>SEQUENCE</text:p>
          </table:table-cell>
        </table:table-row>
        <table:table-row table:style-name="ro3">
          <table:table-cell/>
          <table:table-cell office:value-type="string">
            <text:p>AoIPCodec</text:p>
          </table:table-cell>
          <table:table-cell office:value-type="string">
            <text:p>OCTET STRING</text:p>
          </table:table-cell>
        </table:table-row>
        <table:table-row table:style-name="ro3">
          <table:table-cell/>
          <table:table-cell office:value-type="string">
            <text:p>AoIPCodecsList</text:p>
          </table:table-cell>
          <table:table-cell office:value-type="string">
            <text:p>SEQUENCE</text:p>
          </table:table-cell>
        </table:table-row>
        <table:table-row table:style-name="ro3">
          <table:table-cell/>
          <table:table-cell office:value-type="string">
            <text:p>BSSMAPServiceHandover</text:p>
          </table:table-cell>
          <table:table-cell office:value-type="string">
            <text:p>OCTET STRING</text:p>
          </table:table-cell>
        </table:table-row>
        <table:table-row table:style-name="ro3">
          <table:table-cell/>
          <table:table-cell office:value-type="string">
            <text:p>BSSMAPServiceHandoverInfo</text:p>
          </table:table-cell>
          <table:table-cell office:value-type="string">
            <text:p>SEQUENCE</text:p>
          </table:table-cell>
        </table:table-row>
        <table:table-row table:style-name="ro3">
          <table:table-cell/>
          <table:table-cell office:value-type="string">
            <text:p>ChannelType</text:p>
          </table:table-cell>
          <table:table-cell office:value-type="string">
            <text:p>OCTET STRING</text:p>
          </table:table-cell>
        </table:table-row>
        <table:table-row table:style-name="ro3">
          <table:table-cell/>
          <table:table-cell office:value-type="string">
            <text:p>ChosenChannelInfo</text:p>
          </table:table-cell>
          <table:table-cell office:value-type="string">
            <text:p>OCTET STRING</text:p>
          </table:table-cell>
        </table:table-row>
        <table:table-row table:style-name="ro3">
          <table:table-cell/>
          <table:table-cell office:value-type="string">
            <text:p>ChosenEncryptionAlgorithm</text:p>
          </table:table-cell>
          <table:table-cell office:value-type="string">
            <text:p>OCTET STRING</text:p>
          </table:table-cell>
        </table:table-row>
        <table:table-row table:style-name="ro3">
          <table:table-cell/>
          <table:table-cell office:value-type="string">
            <text:p>ChosenIntegrityProtectionAlgorithm</text:p>
          </table:table-cell>
          <table:table-cell office:value-type="string">
            <text:p>OCTET STRING</text:p>
          </table:table-cell>
        </table:table-row>
        <table:table-row table:style-name="ro3">
          <table:table-cell/>
          <table:table-cell office:value-type="string">
            <text:p>ChosenRadioResourceInformation</text:p>
          </table:table-cell>
          <table:table-cell office:value-type="string">
            <text:p>SEQUENCE</text:p>
          </table:table-cell>
        </table:table-row>
        <table:table-row table:style-name="ro3">
          <table:table-cell/>
          <table:table-cell office:value-type="string">
            <text:p>ChosenSpeechVersion</text:p>
          </table:table-cell>
          <table:table-cell office:value-type="string">
            <text:p>OCTET STRING</text:p>
          </table:table-cell>
        </table:table-row>
        <table:table-row table:style-name="ro3">
          <table:table-cell/>
          <table:table-cell office:value-type="string">
            <text:p>ClassmarkInfo</text:p>
          </table:table-cell>
          <table:table-cell office:value-type="string">
            <text:p>OCTET STRING</text:p>
          </table:table-cell>
        </table:table-row>
        <table:table-row table:style-name="ro3">
          <table:table-cell/>
          <table:table-cell office:value-type="string">
            <text:p>Codec</text:p>
          </table:table-cell>
          <table:table-cell office:value-type="string">
            <text:p>OCTET STRING</text:p>
          </table:table-cell>
        </table:table-row>
        <table:table-row table:style-name="ro3">
          <table:table-cell/>
          <table:table-cell office:value-type="string">
            <text:p>CodecList</text:p>
          </table:table-cell>
          <table:table-cell office:value-type="string">
            <text:p>SEQUENCE</text:p>
          </table:table-cell>
        </table:table-row>
        <table:table-row table:style-name="ro3">
          <table:table-cell/>
          <table:table-cell office:value-type="string">
            <text:p>EncryptionInformation</text:p>
          </table:table-cell>
          <table:table-cell office:value-type="string">
            <text:p>OCTET STRING</text:p>
          </table:table-cell>
        </table:table-row>
        <table:table-row table:style-name="ro3">
          <table:table-cell/>
          <table:table-cell office:value-type="string">
            <text:p>GERANClassmark</text:p>
          </table:table-cell>
          <table:table-cell office:value-type="string">
            <text:p>OCTET STRING</text:p>
          </table:table-cell>
        </table:table-row>
        <table:table-row table:style-name="ro3">
          <table:table-cell/>
          <table:table-cell office:value-type="string">
            <text:p>HandoverPriority</text:p>
          </table:table-cell>
          <table:table-cell office:value-type="string">
            <text:p>OCTET STRING</text:p>
          </table:table-cell>
        </table:table-row>
        <table:table-row table:style-name="ro3">
          <table:table-cell/>
          <table:table-cell office:value-type="string">
            <text:p>HandoverType</text:p>
          </table:table-cell>
          <table:table-cell office:value-type="string">
            <text:p>ENUMERATED</text:p>
          </table:table-cell>
        </table:table-row>
        <table:table-row table:style-name="ro3">
          <table:table-cell/>
          <table:table-cell office:value-type="string">
            <text:p>IntegrityProtectionInformation</text:p>
          </table:table-cell>
          <table:table-cell office:value-type="string">
            <text:p>OCTET STRING</text:p>
          </table:table-cell>
        </table:table-row>
        <table:table-row table:style-name="ro3">
          <table:table-cell/>
          <table:table-cell office:value-type="string">
            <text:p>KeyStatus</text:p>
          </table:table-cell>
          <table:table-cell office:value-type="string">
            <text:p>ENUMERATED</text:p>
          </table:table-cell>
        </table:table-row>
        <table:table-row table:style-name="ro3">
          <table:table-cell/>
          <table:table-cell office:value-type="string">
            <text:p>LCLSGlobalCallReference</text:p>
          </table:table-cell>
          <table:table-cell office:value-type="string">
            <text:p>OCTET STRING</text:p>
          </table:table-cell>
        </table:table-row>
        <table:table-row table:style-name="ro3">
          <table:table-cell/>
          <table:table-cell office:value-type="string">
            <text:p>LCLSNegotiation</text:p>
          </table:table-cell>
          <table:table-cell office:value-type="string">
            <text:p>BIT STRING</text:p>
          </table:table-cell>
        </table:table-row>
        <table:table-row table:style-name="ro3">
          <table:table-cell/>
          <table:table-cell office:value-type="string">
            <text:p>PermittedEncryptionAlgorithms</text:p>
          </table:table-cell>
          <table:table-cell office:value-type="string">
            <text:p>OCTET STRING</text:p>
          </table:table-cell>
        </table:table-row>
        <table:table-row table:style-name="ro3">
          <table:table-cell/>
          <table:table-cell office:value-type="string">
            <text:p>PermittedIntegrityProtectionAlgorithms</text:p>
          </table:table-cell>
          <table:table-cell office:value-type="string">
            <text:p>OCTET STRING</text:p>
          </table:table-cell>
        </table:table-row>
        <table:table-row table:style-name="ro3">
          <table:table-cell/>
          <table:table-cell office:value-type="string">
            <text:p>RadioResource</text:p>
          </table:table-cell>
          <table:table-cell office:value-type="string">
            <text:p>SEQUENCE</text:p>
          </table:table-cell>
        </table:table-row>
        <table:table-row table:style-name="ro3">
          <table:table-cell/>
          <table:table-cell office:value-type="string">
            <text:p>RadioResourceInformation</text:p>
          </table:table-cell>
          <table:table-cell office:value-type="string">
            <text:p>OCTET STRING</text:p>
          </table:table-cell>
        </table:table-row>
        <table:table-row table:style-name="ro3">
          <table:table-cell/>
          <table:table-cell office:value-type="string">
            <text:p>RANAPServiceHandover</text:p>
          </table:table-cell>
          <table:table-cell office:value-type="string">
            <text:p>OCTET STRING</text:p>
          </table:table-cell>
        </table:table-row>
        <table:table-row table:style-name="ro3">
          <table:table-cell/>
          <table:table-cell office:value-type="string">
            <text:p>RelocationNumber</text:p>
          </table:table-cell>
          <table:table-cell office:value-type="string">
            <text:p>SEQUENCE</text:p>
          </table:table-cell>
        </table:table-row>
        <table:table-row table:style-name="ro3">
          <table:table-cell/>
          <table:table-cell office:value-type="string">
            <text:p>RNCId</text:p>
          </table:table-cell>
          <table:table-cell office:value-type="string">
            <text:p>OCTET STRING</text:p>
          </table:table-cell>
        </table:table-row>
        <table:table-row table:style-name="ro3">
          <table:table-cell/>
          <table:table-cell office:value-type="string">
            <text:p>SelectedGSMAlgorithm</text:p>
          </table:table-cell>
          <table:table-cell office:value-type="string">
            <text:p>OCTET STRING</text:p>
          </table:table-cell>
        </table:table-row>
        <table:table-row table:style-name="ro3">
          <table:table-cell/>
          <table:table-cell office:value-type="string">
            <text:p>SelectedUMTSAlgorithms</text:p>
          </table:table-cell>
          <table:table-cell office:value-type="string">
            <text:p>SEQUENCE</text:p>
          </table:table-cell>
        </table:table-row>
        <table:table-row table:style-name="ro3">
          <table:table-cell/>
          <table:table-cell office:value-type="string">
            <text:p>SupportedCodecsList</text:p>
          </table:table-cell>
          <table:table-cell office:value-type="string">
            <text:p>SEQUENCE</text:p>
          </table:table-cell>
        </table:table-row>
        <table:table-row table:style-name="ro3">
          <table:table-cell/>
          <table:table-cell table:style-name="Default" table:number-columns-repeated="2"/>
        </table:table-row>
        <table:table-row table:style-name="ro3">
          <table:table-cell table:style-name="ce51" office:value-type="string">
            <text:p>Authentication management services</text:p>
          </table:table-cell>
          <table:table-cell table:style-name="Default" table:number-columns-repeated="2"/>
        </table:table-row>
        <table:table-row table:style-name="ro3">
          <table:table-cell/>
          <table:table-cell office:value-type="string">
            <text:p>AccessType</text:p>
          </table:table-cell>
          <table:table-cell office:value-type="string">
            <text:p>ENUMERATED</text:p>
          </table:table-cell>
        </table:table-row>
        <table:table-row table:style-name="ro3">
          <table:table-cell/>
          <table:table-cell office:value-type="string">
            <text:p>AuthenticationQuintuplet</text:p>
          </table:table-cell>
          <table:table-cell office:value-type="string">
            <text:p>SEQUENCE</text:p>
          </table:table-cell>
        </table:table-row>
        <table:table-row table:style-name="ro3">
          <table:table-cell/>
          <table:table-cell office:value-type="string">
            <text:p>AuthenticationSet</text:p>
          </table:table-cell>
          <table:table-cell office:value-type="string">
            <text:p>SEQUENCE</text:p>
          </table:table-cell>
        </table:table-row>
        <table:table-row table:style-name="ro3">
          <table:table-cell/>
          <table:table-cell office:value-type="string">
            <text:p>AuthenticationSetList</text:p>
          </table:table-cell>
          <table:table-cell office:value-type="string">
            <text:p>CHOICE</text:p>
          </table:table-cell>
        </table:table-row>
        <table:table-row table:style-name="ro3">
          <table:table-cell/>
          <table:table-cell office:value-type="string">
            <text:p>AuthenticationTriplet</text:p>
          </table:table-cell>
          <table:table-cell office:value-type="string">
            <text:p>SEQUENCE</text:p>
          </table:table-cell>
        </table:table-row>
        <table:table-row table:style-name="ro3">
          <table:table-cell/>
          <table:table-cell office:value-type="string">
            <text:p>CurrentSecurityContext</text:p>
          </table:table-cell>
          <table:table-cell office:value-type="string">
            <text:p>CHOICE</text:p>
          </table:table-cell>
        </table:table-row>
        <table:table-row table:style-name="ro3">
          <table:table-cell/>
          <table:table-cell office:value-type="string">
            <text:p>EpcAv</text:p>
          </table:table-cell>
          <table:table-cell office:value-type="string">
            <text:p>SEQUENCE</text:p>
          </table:table-cell>
        </table:table-row>
        <table:table-row table:style-name="ro3">
          <table:table-cell/>
          <table:table-cell office:value-type="string">
            <text:p>EpsAuthenticationSetList</text:p>
          </table:table-cell>
          <table:table-cell office:value-type="string">
            <text:p>SEQUENCE</text:p>
          </table:table-cell>
        </table:table-row>
        <table:table-row table:style-name="ro3">
          <table:table-cell/>
          <table:table-cell office:value-type="string">
            <text:p>FailureCause</text:p>
          </table:table-cell>
          <table:table-cell office:value-type="string">
            <text:p>ENUMERATED</text:p>
          </table:table-cell>
        </table:table-row>
        <table:table-row table:style-name="ro3">
          <table:table-cell/>
          <table:table-cell office:value-type="string">
            <text:p>GSMSecurityContextData</text:p>
          </table:table-cell>
          <table:table-cell office:value-type="string">
            <text:p>SEQUENCE</text:p>
          </table:table-cell>
        </table:table-row>
        <table:table-row table:style-name="ro3">
          <table:table-cell/>
          <table:table-cell office:value-type="string">
            <text:p>QuintupletList</text:p>
          </table:table-cell>
          <table:table-cell office:value-type="string">
            <text:p>SEQUENCE</text:p>
          </table:table-cell>
        </table:table-row>
        <table:table-row table:style-name="ro3">
          <table:table-cell/>
          <table:table-cell office:value-type="string">
            <text:p>RequestingNodeType</text:p>
          </table:table-cell>
          <table:table-cell office:value-type="string">
            <text:p>ENUMERATED</text:p>
          </table:table-cell>
        </table:table-row>
        <table:table-row table:style-name="ro3">
          <table:table-cell/>
          <table:table-cell office:value-type="string">
            <text:p>RequestParameter</text:p>
          </table:table-cell>
          <table:table-cell office:value-type="string">
            <text:p>ENUMERATED</text:p>
          </table:table-cell>
        </table:table-row>
        <table:table-row table:style-name="ro3">
          <table:table-cell/>
          <table:table-cell office:value-type="string">
            <text:p>ReSynchronisationInfo</text:p>
          </table:table-cell>
          <table:table-cell office:value-type="string">
            <text:p>SEQUENCE</text:p>
          </table:table-cell>
        </table:table-row>
        <table:table-row table:style-name="ro3">
          <table:table-cell/>
          <table:table-cell office:value-type="string">
            <text:p>SentParameter</text:p>
          </table:table-cell>
          <table:table-cell office:value-type="string">
            <text:p>CHOICE</text:p>
          </table:table-cell>
        </table:table-row>
        <table:table-row table:style-name="ro3">
          <table:table-cell/>
          <table:table-cell office:value-type="string">
            <text:p>SubscriberData</text:p>
          </table:table-cell>
          <table:table-cell office:value-type="string">
            <text:p>SEQUENCE</text:p>
          </table:table-cell>
        </table:table-row>
        <table:table-row table:style-name="ro3">
          <table:table-cell/>
          <table:table-cell office:value-type="string">
            <text:p>SubscriberId</text:p>
          </table:table-cell>
          <table:table-cell office:value-type="string">
            <text:p>CHOICE</text:p>
          </table:table-cell>
        </table:table-row>
        <table:table-row table:style-name="ro3">
          <table:table-cell/>
          <table:table-cell office:value-type="string">
            <text:p>TripletList</text:p>
          </table:table-cell>
          <table:table-cell office:value-type="string">
            <text:p>SEQUENCE</text:p>
          </table:table-cell>
        </table:table-row>
        <table:table-row table:style-name="ro3">
          <table:table-cell/>
          <table:table-cell office:value-type="string">
            <text:p>UMTSSecurityContextData</text:p>
          </table:table-cell>
          <table:table-cell office:value-type="string">
            <text:p>SEQUENCE</text:p>
          </table:table-cell>
        </table:table-row>
        <table:table-row table:style-name="ro3">
          <table:table-cell/>
          <table:table-cell table:style-name="Default" table:number-columns-repeated="2"/>
        </table:table-row>
        <table:table-row table:style-name="ro3">
          <table:table-cell table:style-name="ce51" office:value-type="string">
            <text:p>IMEI management services</text:p>
          </table:table-cell>
          <table:table-cell table:style-name="Default" table:number-columns-repeated="2"/>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3">23.07.2012</text:date>, <text:time>21:43: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3T21:43:07.75</dc:date>
    <meta:editing-duration>PT141H38M36S</meta:editing-duration>
    <meta:editing-cycles>328</meta:editing-cycles>
    <meta:generator>OpenOffice.org/3.0$Win32 OpenOffice.org_project/300m9$Build-9358</meta:generator>
    <meta:document-statistic meta:table-count="3" meta:cell-count="632" meta:object-count="0"/>
    <meta:user-defined meta:name="Поле 1"/>
    <meta:user-defined meta:name="Поле 2"/>
    <meta:user-defined meta:name="Поле 3"/>
    <meta:user-defined meta:name="Поле 4"/>
  </office:meta>
</office:document-meta>
</file>